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70000577100003B5472499549032A254D.svm" manifest:media-type=""/>
  <manifest:file-entry manifest:full-path="Pictures/20000007000057A600003B6FD91AC70A7B8B46E8.svm" manifest:media-type=""/>
  <manifest:file-entry manifest:full-path="Pictures/20000007000057A600003B6FE012B5B4ED558E7B.svm" manifest:media-type=""/>
  <manifest:file-entry manifest:full-path="Pictures/200000070000578B00003B6FADA6C732A60A6241.svm" manifest:media-type=""/>
  <manifest:file-entry manifest:full-path="Pictures/20000007000057A600003B6F97DC255297CF7FA9.svm" manifest:media-type=""/>
  <manifest:file-entry manifest:full-path="Pictures/10000000000001E00000010A4F38A8CC1626D2FB.jpg" manifest:media-type="image/jpeg"/>
  <manifest:file-entry manifest:full-path="Pictures/20000007000057A600003B6F984758E2C88A7D93.svm" manifest:media-type=""/>
  <manifest:file-entry manifest:full-path="Pictures/200000070000577100003B3A6F5DA0325EFF7162.svm" manifest:media-type=""/>
  <manifest:file-entry manifest:full-path="Pictures/20000007000057C000003B5412FB5A2D2C982947.svm" manifest:media-type=""/>
  <manifest:file-entry manifest:full-path="Pictures/20000007000057A600003B6FF29B6A99C18596C6.svm" manifest:media-type=""/>
  <manifest:file-entry manifest:full-path="Pictures/200000070000578B00003B548B9A578995DA9E60.svm" manifest:media-type=""/>
  <manifest:file-entry manifest:full-path="Pictures/20000007000057A600003B54556B019149B16871.svm" manifest:media-type=""/>
  <manifest:file-entry manifest:full-path="Pictures/20000007000057A600003F420CAC9D9E9E95CCAE.svm" manifest:media-type=""/>
  <manifest:file-entry manifest:full-path="Pictures/20000007000057A600003B6FA7E5EE65CBD79C79.svm" manifest:media-type=""/>
  <manifest:file-entry manifest:full-path="Pictures/20000007000057A600003B5407A8F15713445B11.svm" manifest:media-type=""/>
  <manifest:file-entry manifest:full-path="Pictures/200000070000578B00003F5C5315B042AFBD18A0.svm" manifest:media-type=""/>
  <manifest:file-entry manifest:full-path="Pictures/20000007000057A600003F428F1C7559C047894D.svm" manifest:media-type=""/>
  <manifest:file-entry manifest:full-path="Pictures/200000070000578B00003B54E3894CA47D65C26C.svm" manifest:media-type=""/>
  <manifest:file-entry manifest:full-path="Pictures/20000007000057A600003B54CBE2CC21CFCAB8FA.svm" manifest:media-type=""/>
  <manifest:file-entry manifest:full-path="Pictures/20000007000057A600003B6F6B9488AC3C1280DE.svm" manifest:media-type=""/>
  <manifest:file-entry manifest:full-path="Pictures/200000070000577100003F277BEC005F497B159E.svm" manifest:media-type=""/>
  <manifest:file-entry manifest:full-path="Pictures/20000007000057A600003B546C2360715362A99D.svm" manifest:media-type=""/>
  <manifest:file-entry manifest:full-path="Pictures/200000070000578B00003B3A7C87CE0B1D8CDB82.svm" manifest:media-type=""/>
  <manifest:file-entry manifest:full-path="Pictures/20000007000057A600003B549095C2071D5DC5E8.svm" manifest:media-type=""/>
  <manifest:file-entry manifest:full-path="Pictures/20000007000057A600003B542DD989A3741F8665.svm" manifest:media-type=""/>
  <manifest:file-entry manifest:full-path="Pictures/200000070000578B00003B547B0985E4121CC48F.svm" manifest:media-type=""/>
  <manifest:file-entry manifest:full-path="Pictures/20000007000057A600003B6FB8FD4BCE93188DA6.svm" manifest:media-type=""/>
  <manifest:file-entry manifest:full-path="Pictures/20000007000057A600003B547F3EB0972D89F0C0.svm" manifest:media-type=""/>
  <manifest:file-entry manifest:full-path="Pictures/200000070000575600003B3A3C7272F7BD5FE055.svm" manifest:media-type=""/>
  <manifest:file-entry manifest:full-path="Pictures/200000070000577100003B3AA9A397242A054ABC.svm" manifest:media-type=""/>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style>
    <style:style style:name="Tabla1" style:family="table">
      <style:table-properties style:width="5.9056in" table:align="margins"/>
    </style:style>
    <style:style style:name="Tabla1.A" style:family="table-column">
      <style:table-column-properties style:column-width="2.9528in" style:rel-column-width="32767*"/>
    </style:style>
    <style:style style:name="Tabla1.B" style:family="table-column">
      <style:table-column-properties style:column-width="2.9528in" style:rel-column-width="32768*"/>
    </style:style>
    <style:style style:name="Tabla1.A1" style:family="table-cell">
      <style:table-cell-properties style:vertical-align="" fo:background-color="#cfe7f5" fo:padding="0.0382in" fo:border-left="0.05pt solid #000000" fo:border-right="none" fo:border-top="0.05pt solid #000000" fo:border-bottom="0.05pt solid #000000">
        <style:background-image/>
      </style:table-cell-properties>
    </style:style>
    <style:style style:name="Tabla1.B1" style:family="table-cell">
      <style:table-cell-properties style:vertical-align="" fo:background-color="#cfe7f5" fo:padding="0.0382in" fo:border="0.05pt solid #000000">
        <style:background-image/>
      </style:table-cell-properties>
    </style:style>
    <style:style style:name="Tabla1.A2" style:family="table-cell">
      <style:table-cell-properties style:vertical-align="" fo:padding="0.0382in" fo:border-left="0.05pt solid #000000" fo:border-right="none" fo:border-top="none" fo:border-bottom="0.05pt solid #000000"/>
    </style:style>
    <style:style style:name="Tabla1.B2" style:family="table-cell">
      <style:table-cell-properties style:vertical-align="" fo:padding="0.0382in" fo:border-left="0.05pt solid #000000" fo:border-right="0.05pt solid #000000" fo:border-top="none" fo:border-bottom="0.05pt solid #000000"/>
    </style:style>
    <style:style style:name="Tabla1.A3" style:family="table-cell">
      <style:table-cell-properties style:vertical-align="" fo:padding="0.0382in" fo:border-left="0.05pt solid #000000" fo:border-right="none" fo:border-top="none" fo:border-bottom="0.05pt solid #000000"/>
    </style:style>
    <style:style style:name="Tabla1.B3" style:family="table-cell">
      <style:table-cell-properties style:vertical-align="" fo:padding="0.0382in" fo:border-left="0.05pt solid #000000" fo:border-right="0.05pt solid #000000" fo:border-top="none" fo:border-bottom="0.05pt solid #000000"/>
    </style:style>
    <style:style style:name="Tabla1.A4" style:family="table-cell">
      <style:table-cell-properties style:vertical-align="" fo:padding="0.0382in" fo:border-left="0.05pt solid #000000" fo:border-right="none" fo:border-top="none" fo:border-bottom="0.05pt solid #000000"/>
    </style:style>
    <style:style style:name="Tabla1.B4" style:family="table-cell">
      <style:table-cell-properties style:vertical-align="" fo:padding="0.0382in" fo:border-left="0.05pt solid #000000" fo:border-right="0.05pt solid #000000" fo:border-top="none" fo:border-bottom="0.05pt solid #000000"/>
    </style:style>
    <style:style style:name="Tabla1.A5" style:family="table-cell">
      <style:table-cell-properties style:vertical-align="" fo:padding="0.0382in" fo:border-left="0.05pt solid #000000" fo:border-right="none" fo:border-top="none" fo:border-bottom="0.05pt solid #000000"/>
    </style:style>
    <style:style style:name="Tabla1.B5" style:family="table-cell">
      <style:table-cell-properties style:vertical-align="" fo:padding="0.0382in" fo:border-left="0.05pt solid #000000" fo:border-right="0.05pt solid #000000" fo:border-top="none" fo:border-bottom="0.05pt solid #000000"/>
    </style:style>
    <style:style style:name="Tabla1.A6" style:family="table-cell">
      <style:table-cell-properties style:vertical-align="" fo:padding="0.0382in" fo:border-left="0.05pt solid #000000" fo:border-right="none" fo:border-top="none" fo:border-bottom="0.05pt solid #000000"/>
    </style:style>
    <style:style style:name="Tabla1.B6" style:family="table-cell">
      <style:table-cell-properties style:vertical-align="" fo:padding="0.0382in" fo:border-left="0.05pt solid #000000" fo:border-right="0.05pt solid #000000" fo:border-top="none" fo:border-bottom="0.05pt solid #000000"/>
    </style:style>
    <style:style style:name="Tabla1.A7" style:family="table-cell">
      <style:table-cell-properties style:vertical-align="" fo:padding="0.0382in" fo:border-left="0.05pt solid #000000" fo:border-right="none" fo:border-top="none" fo:border-bottom="0.05pt solid #000000"/>
    </style:style>
    <style:style style:name="Tabla1.B7" style:family="table-cell">
      <style:table-cell-properties style:vertical-align="" fo:padding="0.0382in" fo:border-left="0.05pt solid #000000" fo:border-right="0.05pt solid #000000" fo:border-top="none" fo:border-bottom="0.05pt solid #000000"/>
    </style:style>
    <style:style style:name="Tabla1.A8" style:family="table-cell">
      <style:table-cell-properties style:vertical-align="" fo:padding="0.0382in" fo:border-left="0.05pt solid #000000" fo:border-right="none" fo:border-top="none" fo:border-bottom="0.05pt solid #000000"/>
    </style:style>
    <style:style style:name="Tabla1.B8" style:family="table-cell">
      <style:table-cell-properties style:vertical-align="" fo:padding="0.0382in" fo:border-left="0.05pt solid #000000" fo:border-right="0.05pt solid #000000" fo:border-top="none" fo:border-bottom="0.05pt solid #000000"/>
    </style:style>
    <style:style style:name="Tabla1.A9" style:family="table-cell">
      <style:table-cell-properties style:vertical-align="" fo:padding="0.0382in" fo:border-left="0.05pt solid #000000" fo:border-right="none" fo:border-top="none" fo:border-bottom="0.05pt solid #000000"/>
    </style:style>
    <style:style style:name="Tabla1.B9" style:family="table-cell">
      <style:table-cell-properties style:vertical-align="" fo:padding="0.0382in" fo:border-left="0.05pt solid #000000" fo:border-right="0.05pt solid #000000" fo:border-top="none" fo:border-bottom="0.05pt solid #000000"/>
    </style:style>
    <style:style style:name="Tabla1.A10" style:family="table-cell">
      <style:table-cell-properties style:vertical-align="" fo:padding="0.0382in" fo:border-left="0.05pt solid #000000" fo:border-right="none" fo:border-top="none" fo:border-bottom="0.05pt solid #000000"/>
    </style:style>
    <style:style style:name="Tabla1.B10" style:family="table-cell">
      <style:table-cell-properties style:vertical-align="" fo:padding="0.0382in" fo:border-left="0.05pt solid #000000" fo:border-right="0.05pt solid #000000" fo:border-top="none" fo:border-bottom="0.05pt solid #000000"/>
    </style:style>
    <style:style style:name="Tabla1.A11" style:family="table-cell">
      <style:table-cell-properties style:vertical-align="" fo:padding="0.0382in" fo:border-left="0.05pt solid #000000" fo:border-right="none" fo:border-top="none" fo:border-bottom="0.05pt solid #000000"/>
    </style:style>
    <style:style style:name="Tabla1.B11"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style:font-name="Arial1" fo:font-size="14pt" fo:font-weight="bold" officeooo:rsid="0010203a" officeooo:paragraph-rsid="00073b69" style:font-size-asian="14pt" style:font-weight-asian="bold" style:font-size-complex="14pt" style:font-weight-complex="bold"/>
    </style:style>
    <style:style style:name="P2" style:family="paragraph" style:parent-style-name="Standard">
      <style:paragraph-properties fo:line-height="150%"/>
      <style:text-properties style:font-name="Arial" fo:background-color="transparent" style:font-size-asian="10.5pt" loext:shadow="none"/>
    </style:style>
    <style:style style:name="P3" style:family="paragraph" style:parent-style-name="Standard">
      <style:paragraph-properties fo:line-height="150%" fo:text-align="center" style:justify-single-word="false"/>
      <style:text-properties style:font-name="Arial" fo:background-color="transparent" style:font-size-asian="10.5pt" loext:shadow="none"/>
    </style:style>
    <style:style style:name="P4" style:family="paragraph" style:parent-style-name="Standard">
      <style:paragraph-properties fo:line-height="150%" fo:text-align="center" style:justify-single-word="false"/>
      <style:text-properties style:font-name="Arial" officeooo:paragraph-rsid="00064b88" fo:background-color="transparent" style:font-size-asian="10.5pt" loext:shadow="none"/>
    </style:style>
    <style:style style:name="P5" style:family="paragraph" style:parent-style-name="Standard">
      <style:paragraph-properties fo:line-height="150%"/>
      <style:text-properties style:font-name="Arial" officeooo:paragraph-rsid="0000a61e" fo:background-color="transparent" style:font-size-asian="10.5pt" loext:shadow="none"/>
    </style:style>
    <style:style style:name="P6" style:family="paragraph" style:parent-style-name="Standard">
      <style:paragraph-properties fo:line-height="150%" fo:text-align="center" style:justify-single-word="false"/>
      <style:text-properties style:font-name="Arial" fo:font-size="16pt" fo:font-weight="bold" officeooo:rsid="0004c331" officeooo:paragraph-rsid="0004c331" fo:background-color="transparent" style:font-size-asian="14pt" style:font-weight-asian="bold" style:font-size-complex="16pt" style:font-weight-complex="bold" loext:shadow="none"/>
    </style:style>
    <style:style style:name="P7" style:family="paragraph" style:parent-style-name="Standard">
      <style:paragraph-properties fo:line-height="150%" fo:text-align="center" style:justify-single-word="false"/>
      <style:text-properties style:font-name="Arial" fo:font-size="16pt" fo:font-weight="bold" officeooo:rsid="00073b69" officeooo:paragraph-rsid="00073b69" fo:background-color="transparent" style:font-size-asian="14pt" style:font-weight-asian="bold" style:font-size-complex="16pt" style:font-weight-complex="bold" loext:shadow="none"/>
    </style:style>
    <style:style style:name="P8" style:family="paragraph" style:parent-style-name="Standard">
      <style:paragraph-properties fo:line-height="150%" fo:text-align="center" style:justify-single-word="false"/>
      <style:text-properties style:font-name="Arial" fo:font-size="14pt" fo:font-weight="bold" officeooo:rsid="0004c331" officeooo:paragraph-rsid="0004c331" fo:background-color="transparent" style:font-size-asian="12.25pt" style:font-weight-asian="bold" style:font-size-complex="14pt" style:font-weight-complex="bold" loext:shadow="none"/>
    </style:style>
    <style:style style:name="P9" style:family="paragraph" style:parent-style-name="Standard">
      <style:paragraph-properties fo:line-height="150%" fo:text-align="center" style:justify-single-word="false"/>
      <style:text-properties style:font-name="Arial" fo:font-size="14pt" fo:font-weight="bold" officeooo:rsid="00064b88" officeooo:paragraph-rsid="00064b88" fo:background-color="transparent" style:font-size-asian="12.25pt" style:font-weight-asian="bold" style:font-size-complex="14pt" style:font-weight-complex="bold" loext:shadow="none"/>
    </style:style>
    <style:style style:name="P10" style:family="paragraph" style:parent-style-name="Standard">
      <style:paragraph-properties fo:line-height="150%" fo:text-align="center" style:justify-single-word="false"/>
      <style:text-properties style:font-name="Arial" fo:font-size="14pt" fo:font-weight="bold" officeooo:rsid="00073b69" officeooo:paragraph-rsid="00073b69" fo:background-color="transparent" style:font-size-asian="12.25pt" style:font-weight-asian="bold" style:font-size-complex="14pt" style:font-weight-complex="bold" loext:shadow="none"/>
    </style:style>
    <style:style style:name="P11" style:family="paragraph" style:parent-style-name="Standard">
      <style:paragraph-properties fo:line-height="150%" fo:text-align="center" style:justify-single-word="false"/>
      <style:text-properties style:font-name="Arial" fo:font-size="12pt" fo:font-weight="bold" officeooo:rsid="00064b88" officeooo:paragraph-rsid="00064b88" fo:background-color="transparent" style:font-size-asian="12pt" style:font-weight-asian="bold" style:font-size-complex="12pt" style:font-weight-complex="bold" loext:shadow="none"/>
    </style:style>
    <style:style style:name="P12" style:family="paragraph" style:parent-style-name="Standard">
      <style:paragraph-properties fo:line-height="150%" fo:text-align="center" style:justify-single-word="false"/>
      <style:text-properties style:font-name="Arial" fo:font-weight="bold" officeooo:rsid="00064b88" officeooo:paragraph-rsid="00064b88" fo:background-color="transparent" style:font-size-asian="10.5pt" style:font-weight-asian="bold" style:font-weight-complex="bold" loext:shadow="none"/>
    </style:style>
    <style:style style:name="P13" style:family="paragraph" style:parent-style-name="Standard">
      <style:text-properties officeooo:paragraph-rsid="00073b69"/>
    </style:style>
    <style:style style:name="P14"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73b69" fo:background-color="transparent" style:font-size-asian="14pt" style:font-weight-asian="bold" style:font-size-complex="14pt" style:font-weight-complex="bold" loext:padding="0in" loext:border="none" loext:shadow="none"/>
    </style:style>
    <style:style style:name="P15" style:family="paragraph" style:parent-style-name="Footer">
      <style:paragraph-properties fo:text-align="end" style:justify-single-word="false"/>
      <style:text-properties officeooo:rsid="00000f0c" officeooo:paragraph-rsid="00000f0c"/>
    </style:style>
    <style:style style:name="P16" style:family="paragraph" style:parent-style-name="Footer">
      <style:paragraph-properties fo:text-align="end" style:justify-single-word="false"/>
      <style:text-properties style:font-name="Arial1" officeooo:rsid="0000e59a" officeooo:paragraph-rsid="0000e59a"/>
    </style:style>
    <style:style style:name="P1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1ae6" fo:background-color="transparent" style:font-size-asian="12pt" style:font-weight-asian="normal" style:font-size-complex="12pt" style:font-weight-complex="normal" loext:shadow="none"/>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1ae6" fo:background-color="transparent"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1ae6"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1ae6"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1ae6"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1ae6"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1ae6"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1ae6"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2c48b" officeooo:paragraph-rsid="0002c48b" fo:background-color="transparent" style:font-size-asian="12pt" style:font-weight-asian="normal" style:font-size-complex="12pt" style:font-weight-complex="normal" loext:shadow="none"/>
    </style:style>
    <style:style style:name="P2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2c48b" officeooo:paragraph-rsid="0002c48b" fo:background-color="transparent" style:font-size-asian="12.25pt" style:font-weight-asian="bold" style:font-size-complex="14pt" style:font-weight-complex="bold" loext:shadow="none"/>
    </style:style>
    <style:style style:name="P27" style:family="paragraph" style:parent-style-name="Standard">
      <style:paragraph-properties fo:line-height="150%" fo:text-align="justify" style:justify-single-word="false" style:shadow="none">
        <style:tab-stops/>
      </style:paragraph-properties>
      <style:text-properties style:font-name="Arial1" fo:font-size="12pt" officeooo:paragraph-rsid="0002c48b" style:font-size-asian="12pt" style:font-size-complex="12pt"/>
    </style:style>
    <style:style style:name="P28"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73b69" style:font-size-asian="16pt" style:font-weight-asian="bold" style:font-size-complex="16pt" style:font-weight-complex="bold"/>
    </style:style>
    <style:style style:name="P29" style:family="paragraph" style:parent-style-name="Table_20_Contents">
      <style:paragraph-properties fo:text-align="center" style:justify-single-word="false"/>
      <style:text-properties style:font-name="Arial1" fo:font-size="14pt" officeooo:paragraph-rsid="00073b69" style:font-size-asian="14pt" style:font-size-complex="14pt"/>
    </style:style>
    <style:style style:name="P30" style:family="paragraph" style:parent-style-name="Table_20_Contents">
      <style:paragraph-properties fo:text-align="justify" style:justify-single-word="false"/>
      <style:text-properties style:font-name="Arial1" fo:font-size="14pt" officeooo:rsid="001143d7" officeooo:paragraph-rsid="00073b69" style:font-size-asian="14pt" style:font-size-complex="14pt"/>
    </style:style>
    <style:style style:name="P31" style:family="paragraph" style:parent-style-name="Table_20_Contents">
      <style:paragraph-properties fo:text-align="justify" style:justify-single-word="false"/>
      <style:text-properties style:font-name="Arial1" fo:font-size="14pt" officeooo:paragraph-rsid="00073b69" style:font-size-asian="14pt" style:font-size-complex="14pt"/>
    </style:style>
    <style:style style:name="P32" style:family="paragraph" style:parent-style-name="Table_20_Contents">
      <style:paragraph-properties fo:text-align="justify" style:justify-single-word="false"/>
      <style:text-properties style:font-name="Arial1" fo:font-size="14pt" officeooo:rsid="00073b69" officeooo:paragraph-rsid="00073b69" style:font-size-asian="14pt" style:font-size-complex="14pt"/>
    </style:style>
    <style:style style:name="P33" style:family="paragraph" style:parent-style-name="Table_20_Contents">
      <style:paragraph-properties fo:text-align="justify" style:justify-single-word="false"/>
      <style:text-properties style:font-name="Arial1" fo:font-size="14pt" officeooo:rsid="0008d1ee" officeooo:paragraph-rsid="0008d1ee" style:font-size-asian="14pt" style:font-size-complex="14pt"/>
    </style:style>
    <style:style style:name="P34" style:family="paragraph" style:parent-style-name="Table_20_Contents">
      <style:paragraph-properties fo:text-align="justify" style:justify-single-word="false"/>
      <style:text-properties style:font-name="Arial1" fo:font-size="14pt" fo:font-weight="bold" officeooo:rsid="001143d7" officeooo:paragraph-rsid="00073b69" style:font-size-asian="14pt" style:font-weight-asian="bold" style:font-size-complex="14pt" style:font-weight-complex="bold"/>
    </style:style>
    <style:style style:name="P35" style:family="paragraph" style:parent-style-name="Table_20_Contents">
      <style:paragraph-properties fo:text-align="justify" style:justify-single-word="false"/>
      <style:text-properties style:font-name="Arial1" fo:font-size="14pt" fo:font-weight="bold" officeooo:rsid="00073b69" officeooo:paragraph-rsid="00073b69" style:font-size-asian="14pt" style:font-weight-asian="bold" style:font-size-complex="14pt" style:font-weight-complex="bold"/>
    </style:style>
    <style:style style:name="P36" style:family="paragraph" style:parent-style-name="Table_20_Contents">
      <style:paragraph-properties fo:text-align="justify" style:justify-single-word="false"/>
      <style:text-properties style:font-name="Arial1" fo:font-size="14pt" fo:font-weight="bold" officeooo:rsid="0008d1ee" officeooo:paragraph-rsid="0008d1ee"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style:font-name="Arial1" fo:font-size="12pt" officeooo:paragraph-rsid="00073b69" style:font-size-asian="12pt" style:font-size-complex="12pt"/>
    </style:style>
    <style:style style:name="P38"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1ae6" fo:background-color="transparent" style:font-size-asian="16pt" style:font-weight-asian="bold" style:font-size-complex="16pt" style:font-weight-complex="bold"/>
    </style:style>
    <style:style style:name="P39" style:family="paragraph">
      <loext:graphic-properties draw:fill="none" draw:fill-color="#ffffff"/>
      <style:text-properties style:font-name="Arial1"/>
    </style:style>
    <style:style style:name="P40" style:family="paragraph">
      <loext:graphic-properties draw:fill="none" draw:fill-color="#ffffff"/>
      <style:paragraph-properties fo:text-align="end"/>
      <style:text-properties style:font-name="Arial1"/>
    </style:style>
    <style:style style:name="P41"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bold" officeooo:rsid="001895fa" style:font-weight-asian="bold" style:font-weight-complex="bold"/>
    </style:style>
    <style:style style:name="T3" style:family="text">
      <style:text-properties fo:font-weight="bold" officeooo:rsid="0002bf73" style:font-weight-asian="bold" style:font-weight-complex="bold"/>
    </style:style>
    <style:style style:name="T4" style:family="text">
      <style:text-properties officeooo:rsid="001895fa"/>
    </style:style>
    <style:style style:name="T5" style:family="text">
      <style:text-properties officeooo:rsid="00381e9a"/>
    </style:style>
    <style:style style:name="T6" style:family="text">
      <style:text-properties officeooo:rsid="004e0bf5"/>
    </style:style>
    <style:style style:name="T7" style:family="text">
      <style:text-properties officeooo:rsid="0048621e"/>
    </style:style>
    <style:style style:name="T8" style:family="text">
      <style:text-properties officeooo:rsid="00449976"/>
    </style:style>
    <style:style style:name="T9" style:family="text">
      <style:text-properties officeooo:rsid="00454a94"/>
    </style:style>
    <style:style style:name="T10" style:family="text">
      <style:text-properties officeooo:rsid="004b12a5"/>
    </style:style>
    <style:style style:name="T11" style:family="text">
      <style:text-properties officeooo:rsid="0002cb7c"/>
    </style:style>
    <style:style style:name="T12" style:family="text">
      <style:text-properties officeooo:rsid="004c6f37"/>
    </style:style>
    <style:style style:name="T13" style:family="text">
      <style:text-properties officeooo:rsid="0002c48b"/>
    </style:style>
    <style:style style:name="T14" style:family="text">
      <style:text-properties officeooo:rsid="0004c331"/>
    </style:style>
    <style:style style:name="T15" style:family="text">
      <style:text-properties officeooo:rsid="00073b69"/>
    </style:style>
    <style:style style:name="T16" style:family="text">
      <style:text-properties fo:font-weight="normal" style:font-weight-asian="normal" style:font-weight-complex="normal"/>
    </style:style>
    <style:style style:name="T17" style:family="text">
      <style:text-properties fo:font-weight="normal" officeooo:rsid="001143d7" style:font-weight-asian="normal" style:font-weight-complex="normal"/>
    </style:style>
    <style:style style:name="T18" style:family="text">
      <style:text-properties fo:font-weight="normal" officeooo:rsid="00073b69" style:font-weight-asian="normal" style:font-weight-complex="normal"/>
    </style:style>
    <style:style style:name="T19" style:family="text">
      <style:text-properties fo:font-weight="normal" officeooo:rsid="0008d1ee" style:font-weight-asian="normal" style:font-weight-complex="normal"/>
    </style:style>
    <style:style style:name="T20" style:family="text">
      <style:text-properties fo:font-weight="normal" officeooo:rsid="0009440b" style:font-weight-asian="normal" style:font-weight-complex="normal"/>
    </style:style>
    <style:style style:name="T21" style:family="text">
      <style:text-properties officeooo:rsid="001143d7"/>
    </style:style>
    <style:style style:name="T22" style:family="text">
      <style:text-properties fo:color="#000000" fo:font-weight="normal" officeooo:rsid="0007cea3" style:font-weight-asian="normal" style:font-weight-complex="normal"/>
    </style:style>
    <style:style style:name="T23" style:family="text">
      <style:text-properties officeooo:rsid="0008d1ee"/>
    </style:style>
    <style:style style:name="T24"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ndice:</text:p>
      <text:p text:style-name="P1"/>
      <text:p text:style-name="P1"/>
      <table:table table:name="Table1" table:style-name="Table1">
        <table:table-column table:style-name="Table1.A"/>
        <table:table-column table:style-name="Table1.B"/>
        <table:table-row>
          <table:table-cell table:style-name="Table1.A1" office:value-type="string">
            <text:p text:style-name="P34">1. Introducción<text:span text:style-name="T16">……………………………………………………..</text:span></text:p>
          </table:table-cell>
          <table:table-cell table:style-name="Table1.A1" office:value-type="string">
            <text:p text:style-name="P30">2</text:p>
          </table:table-cell>
        </table:table-row>
        <table:table-row>
          <table:table-cell table:style-name="Table1.A1" office:value-type="string">
            <text:p text:style-name="P34"><text:span text:style-name="T16"><text:tab/></text:span><text:span text:style-name="T18">1.</text:span><text:span text:style-name="T20">1</text:span><text:span text:style-name="T18">. Desarrollo del proyecto…………………………………</text:span></text:p>
          </table:table-cell>
          <table:table-cell table:style-name="Table1.A1" office:value-type="string">
            <text:p text:style-name="P30">4</text:p>
          </table:table-cell>
        </table:table-row>
        <table:table-row>
          <table:table-cell table:style-name="Table1.A1" office:value-type="string">
            <text:p text:style-name="P35">2. Pantallas del sistema<text:span text:style-name="T16">…………………………………………..</text:span></text:p>
          </table:table-cell>
          <table:table-cell table:style-name="Table1.A1" office:value-type="string">
            <text:p text:style-name="P32">6</text:p>
          </table:table-cell>
        </table:table-row>
        <table:table-row>
          <table:table-cell table:style-name="Table1.A1" office:value-type="string">
            <text:p text:style-name="P31"><text:tab/><text:span text:style-name="T17">2.</text:span><text:span text:style-name="T18">1. Inicio del sistema</text:span><text:span text:style-name="T17">………………………………………..</text:span></text:p>
          </table:table-cell>
          <table:table-cell table:style-name="Table1.A1" office:value-type="string">
            <text:p text:style-name="P32">6</text:p>
          </table:table-cell>
        </table:table-row>
        <table:table-row>
          <table:table-cell table:style-name="Table1.A1" office:value-type="string">
            <text:p text:style-name="P31"><text:tab/><text:span text:style-name="T15">2.2. Tambo…………………………………………………….</text:span></text:p>
          </table:table-cell>
          <table:table-cell table:style-name="Table1.A1" office:value-type="string">
            <text:p text:style-name="P32">8</text:p>
          </table:table-cell>
        </table:table-row>
        <table:table-row>
          <table:table-cell table:style-name="Table1.A1" office:value-type="string">
            <text:p text:style-name="P31"><text:tab/><text:tab/><text:span text:style-name="T21">2.2.1. Ingresar………….……………………………...</text:span></text:p>
          </table:table-cell>
          <table:table-cell table:style-name="Table1.A1" office:value-type="string">
            <text:p text:style-name="P30">8</text:p>
          </table:table-cell>
        </table:table-row>
        <table:table-row>
          <table:table-cell table:style-name="Table1.A1" office:value-type="string">
            <text:p text:style-name="P31"><text:tab/><text:tab/><text:span text:style-name="T15">2.2.2. Modificar…………………………………….</text:span><text:span text:style-name="T22">.….</text:span></text:p>
          </table:table-cell>
          <table:table-cell table:style-name="Table1.A1" office:value-type="string">
            <text:p text:style-name="P32">9</text:p>
          </table:table-cell>
        </table:table-row>
        <table:table-row>
          <table:table-cell table:style-name="Table1.A1" office:value-type="string">
            <text:p text:style-name="P31"><text:tab/><text:tab/><text:span text:style-name="T23">2.2.3. Consultar………………………………………..</text:span></text:p>
          </table:table-cell>
          <table:table-cell table:style-name="Table1.A1" office:value-type="string">
            <text:p text:style-name="P32">10</text:p>
          </table:table-cell>
        </table:table-row>
        <table:table-row>
          <table:table-cell table:style-name="Table1.A1" office:value-type="string">
            <text:p text:style-name="P31"><text:span text:style-name="T17"><text:tab/></text:span><text:span text:style-name="T19">2.3. Personal………………………………………………….</text:span></text:p>
          </table:table-cell>
          <table:table-cell table:style-name="Table1.A1" office:value-type="string">
            <text:p text:style-name="P33">11</text:p>
          </table:table-cell>
        </table:table-row>
        <table:table-row>
          <table:table-cell table:style-name="Table1.A1" office:value-type="string">
            <text:p text:style-name="P31"><text:span text:style-name="T17"><text:tab/><text:tab/></text:span><text:span text:style-name="T19">2.3.1. Ingresar………………………………………….</text:span></text:p>
          </table:table-cell>
          <table:table-cell table:style-name="Table1.A1" office:value-type="string">
            <text:p text:style-name="P33">11</text:p>
          </table:table-cell>
        </table:table-row>
        <table:table-row>
          <table:table-cell table:style-name="Table1.A1" office:value-type="string">
            <text:p text:style-name="P31"><text:tab/><text:tab/><text:span text:style-name="T23">2.3.2. Modificar………………………………………...</text:span></text:p>
          </table:table-cell>
          <table:table-cell table:style-name="Table1.A1" office:value-type="string">
            <text:p text:style-name="P33">12</text:p>
          </table:table-cell>
        </table:table-row>
        <table:table-row>
          <table:table-cell table:style-name="Table1.A1" office:value-type="string">
            <text:p text:style-name="P33"><text:span text:style-name="T17"><text:tab/><text:tab/></text:span><text:span text:style-name="T19">2.3.3. Consultar………………………………………..</text:span></text:p>
          </table:table-cell>
          <table:table-cell table:style-name="Table1.A1" office:value-type="string">
            <text:p text:style-name="P33">13</text:p>
          </table:table-cell>
        </table:table-row>
        <table:table-row>
          <table:table-cell table:style-name="Table1.A1" office:value-type="string">
            <text:p text:style-name="P31"><text:span text:style-name="T17"><text:tab/></text:span><text:span text:style-name="T19">2.4. Ingresar…………………………………………………..</text:span></text:p>
          </table:table-cell>
          <table:table-cell table:style-name="Table1.A1" office:value-type="string">
            <text:p text:style-name="P33">14</text:p>
          </table:table-cell>
        </table:table-row>
        <table:table-row>
          <table:table-cell table:style-name="Table1.A1" office:value-type="string">
            <text:p text:style-name="P34"><text:span text:style-name="T16"><text:tab/></text:span><text:span text:style-name="T19">2.5. Eliminar…………………………………………………..</text:span></text:p>
          </table:table-cell>
          <table:table-cell table:style-name="Table1.A1" office:value-type="string">
            <text:p text:style-name="P33">16</text:p>
          </table:table-cell>
        </table:table-row>
        <table:table-row>
          <table:table-cell table:style-name="Table1.A1" office:value-type="string">
            <text:p text:style-name="P31"><text:tab/><text:span text:style-name="T23">2.6. Consultar…………………………………………………</text:span></text:p>
          </table:table-cell>
          <table:table-cell table:style-name="Table1.A1" office:value-type="string">
            <text:p text:style-name="P33">17</text:p>
          </table:table-cell>
        </table:table-row>
        <table:table-row>
          <table:table-cell table:style-name="Table1.A1" office:value-type="string">
            <text:p text:style-name="P31"><text:tab/><text:span text:style-name="T23">2.7. Enlistar……………………………………………………</text:span></text:p>
          </table:table-cell>
          <table:table-cell table:style-name="Table1.A1" office:value-type="string">
            <text:p text:style-name="P33">18</text:p>
          </table:table-cell>
        </table:table-row>
        <table:table-row>
          <table:table-cell table:style-name="Table1.A1" office:value-type="string">
            <text:p text:style-name="P31"><text:tab/><text:span text:style-name="T23">2.8. Modificar………………………………………………….</text:span></text:p>
          </table:table-cell>
          <table:table-cell table:style-name="Table1.A1" office:value-type="string">
            <text:p text:style-name="P33">19</text:p>
          </table:table-cell>
        </table:table-row>
        <table:table-row>
          <table:table-cell table:style-name="Table1.A1" office:value-type="string">
            <text:p text:style-name="P31"><text:tab/><text:span text:style-name="T23">2.9. Errores……………………………………………………</text:span></text:p>
          </table:table-cell>
          <table:table-cell table:style-name="Table1.A1" office:value-type="string">
            <text:p text:style-name="P33">20</text:p>
          </table:table-cell>
        </table:table-row>
        <table:table-row>
          <table:table-cell table:style-name="Table1.A1" office:value-type="string">
            <text:p text:style-name="P36">3. Anexo<text:span text:style-name="T16">……………………………………………………………..</text:span></text:p>
          </table:table-cell>
          <table:table-cell table:style-name="Table1.A1" office:value-type="string">
            <text:p text:style-name="P33">21</text:p>
          </table:table-cell>
        </table:table-row>
        <table:table-row>
          <table:table-cell table:style-name="Table1.A1" office:value-type="string">
            <text:p text:style-name="P34"><text:span text:style-name="T16"><text:tab/></text:span><text:span text:style-name="T19">3.1. Asignación de abreviaciones…………………………..</text:span></text:p>
          </table:table-cell>
          <table:table-cell table:style-name="Table1.A1" office:value-type="string">
            <text:p text:style-name="P33">21</text:p>
          </table:table-cell>
        </table:table-row>
      </table:table>
      <text:p text:style-name="P14"/>
      <text:p text:style-name="P2"/>
      <text:p text:style-name="P2"/>
      <text:p text:style-name="P2"/>
      <text:p text:style-name="P38"><text:soft-page-break/>1. Introducción:</text:p>
      <text:p text:style-name="P19"/>
      <text:p text:style-name="P20"><text:tab/>El grupo de proyecto integrado por Camila Galván, Giuliana Esquibel, <text:span text:style-name="T4">Sebastián</text:span> Est<text:span text:style-name="T4">é</text:span>vez e Ian Cerpa de la clase 3ºBB <text:span text:style-name="T5">del turno matutino </text:span>del Instituto <text:span text:style-name="T4">Tecnológico</text:span> de <text:span text:style-name="T4">Informática</text:span> (ITI), <text:span text:style-name="T4">se le ha solicitado un proyecto de </text:span><text:span text:style-name="T2">S.I.G.A.T. </text:span><text:span text:style-name="T4"><text:s/>que busca confeccionar un sistema informático que contribuya el facilitar la gestión y administración del control de la producción láctea.</text:span></text:p>
      <text:p text:style-name="P20"/>
      <text:p text:style-name="P21"><text:tab/>La empresa <text:span text:style-name="T1">I.S.U.</text:span> (<text:span text:style-name="T1">I</text:span>nsumos y <text:span text:style-name="T1">S</text:span>oporte al <text:span text:style-name="T1">U</text:span>suario) esta conformada por las personas previamente mencionadas <text:span text:style-name="T6">y sera la encargada de poner en marcha dicho proyecto.</text:span></text:p>
      <text:p text:style-name="P21"/>
      <text:p text:style-name="P22"><text:tab/>Como anteriormente mencionado el proyecto <text:span text:style-name="T1">S.I.G.A.T.</text:span> busca confeccionar un sistema informático. <text:span text:style-name="T7">E</text:span>l objetivo de est<text:span text:style-name="T8">e</text:span> es el <text:span text:style-name="T4">facilitar la gestión y administración del control de la producción láctea, </text:span>a través de est<text:span text:style-name="T8">e</text:span> el <text:span text:style-name="T9">cliente</text:span> va a tener la opción d<text:span text:style-name="T8">e acceder a información almacenada sobre sistema; sobre el tambo y los animales que integran a este. Ademas de consultar, el cliente puede ingresar, modificar y eliminar datos del sistema y/o tambo.</text:span></text:p>
      <text:p text:style-name="P22"/>
      <text:p text:style-name="P23"><text:tab/>El programa <text:span text:style-name="T10">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10">preñez, la producción anual y diaria.</text:span></text:p>
      <text:p text:style-name="P23"/>
      <text:p text:style-name="P24"><text:tab/>Dependiendo <text:span text:style-name="T11">d</text:span>el usuario <text:span text:style-name="T11">que ingrese</text:span>, el sistema <text:span text:style-name="T11">otorgara</text:span> <text:span text:style-name="T11">acceso a distintas funciones y partes de él (sistema)</text:span>, <text:span text:style-name="T12">a continuación se detallaran estos en un orden de jerarquía</text:span>:</text:p>
      <text:p text:style-name="P24"/>
      <text:p text:style-name="P24"><text:tab/><text:span text:style-name="T1">Auxiliar</text:span>: este tipo de usuario solo tiene permiso de ingreso y consulta de información.</text:p>
      <text:p text:style-name="P24"/>
      <text:p text:style-name="P24"><text:tab/><text:span text:style-name="T1">Administrado</text:span><text:span text:style-name="T3">re</text:span><text:span text:style-name="T1">s del establecimiento</text:span>: <text:span text:style-name="T12">este puede acceder a los datos de su establecimiento pudiendo así consultar indicadores y datos de los animales teniendo la posibilidad de ingresar información.</text:span></text:p>
      <text:p text:style-name="P24"/>
      <text:p text:style-name="P18"><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8"/>
      <text:p text:style-name="P17"><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17"/>
      <text:p text:style-name="P17"/>
      <text:p text:style-name="P17"/>
      <text:p text:style-name="P17"/>
      <text:p text:style-name="P26"><text:soft-page-break/>1.1 Desarrollo del proyecto:</text:p>
      <text:p text:style-name="P26"/>
      <text:p text:style-name="P27"><text:tab/>Se desarrolló, en esta entrega, las ventanas y opciones que tendrá el sistema. Como el ingreso de un animal vacuno, la modificación del mismo, enlistar animales que tengan una propiedad en común y consultar la existencia de un animal en la base de datos que se conectará en la siguiente entrega. Si el animal vacuno es hembra se llevará un control de la producción de leche y las propiedades de la misma. Se tendrá control de datos del tambo, como tipo de ordeñe, <text:span text:style-name="T13">hectáreas</text:span>, total de ganado, explotaciones, cantidad de ordeñes, horas de inicio y fin <text:span text:style-name="T13">d</text:span>e las mismas, también se controlará su producción anual, diaria y total, po<text:span text:style-name="T13">r</text:span>centaje de preñez, parici<text:span text:style-name="T13">ó</text:span>n y reposición, cantidad de vacas, toros, ganado en total. También se tendrá en cuenta datos básicos del personal, como la <text:span text:style-name="T13">cédula</text:span> de identidad, la fecha de nacimiento, el sexo y sus permisos, para poder controlar a que funciones accederá.</text:p>
      <text:p text:style-name="P27"/>
      <text:p text:style-name="P27"><text:tab/>El programa consta de una ventana principal, y nueve sub-ventanas, que simulan once sub-ventanas, ya que para la modi<text:span text:style-name="T13">f</text:span>icaci<text:span text:style-name="T13">ó</text:span>n e ingreso de tambo se usa la misma ventana, y para la consulta, modificaci<text:span text:style-name="T13">ó</text:span>n e ingreso de personal se usa otra <text:span text:style-name="T13">ventana única</text:span>, las opciones de enlistar llevan a la misma ventana.</text:p>
      <text:p text:style-name="P27"/>
      <text:p text:style-name="P27"><text:tab/>En la ventana principal se tiene predeterminado el idioma español el cual se puede cambiar, y acceder al sistema en el idioma que se desee (español, ingles o portuges), se verificará el usuario al conectarse a la base de datos, y así luego se separaran las sub-ventanas que puedan verse de acuerdo a su posición o cargo establecido (permisos), a<text:span text:style-name="T13">c</text:span>tualmente entra de modo administrador para habilitar todas la<text:span text:style-name="T13">s</text:span> sub-ventanas, cuando la conexión a la base de datos esté establecida se verificaran los datos y permisos. </text:p>
      <text:p text:style-name="P27"/>
      <text:p text:style-name="P27"><text:soft-page-break/><text:tab/>El ingreso no se puede efectuar sin primero haber verificado que el n<text:span text:style-name="T13">ú</text:span>mero del vacuno no se repita (cuando esté la conexión a la base de datos), luego de verificar el numero del vacuno se podrá ingresar sin <text:span text:style-name="T13">ningún</text:span> problema. </text:p>
      <text:p text:style-name="P27"/>
      <text:p text:style-name="P27"><text:tab/>La eliminación y la consulta exigen un numero de un vacuno antes de acceder a sus futuras funciones, actualmente se muestran los datos básicos que podrían devolver las funciones en caso de que exista el numero del vacuno (la información que devolvería en caso de ser toro, novillo o macho anestro).</text:p>
      <text:p text:style-name="P27"/>
      <text:p text:style-name="P27"><text:tab/>La modificación necesita de un numero vacuno para efectuar la <text:span text:style-name="T13">búsqueda</text:span>, mostrará los datos encontrados y al efectuar la modificación de los mismos guardará la nueva información.</text:p>
      <text:p text:style-name="P27"/>
      <text:p text:style-name="P27"><text:tab/>Para enlistar se <text:span text:style-name="T13">deberá</text:span> seleccionar en el menú de la ventana principal por qu<text:span text:style-name="T13">é</text:span> <text:span text:style-name="T13">característica</text:span> se querrá buscar y abrirá una ventana con la información requerida.</text:p>
      <text:p text:style-name="P27"/>
      <text:p text:style-name="P27"><text:tab/>En todas las sub-ventanas se chequea que en los campos de datos numerales, no se acepten caracteres, actualmente si se ingresan los datos en el formato correcto se abre una ventana de error que informa que falta la conexió<text:span text:style-name="T14">n</text:span> a la base de datos, en caso contrario el error dirá que los datos no son válidos, de igual forma lo hace con los campos de n<text:span text:style-name="T14">ú</text:span>mero de vacuno en cuanto al largo y al campo de año de nacimiento, y en campos donde se espera porcentajes se chequea que sea <text:span text:style-name="T14">mayor o igual a cero y </text:span>menor o igual a 100, al igual que el día de nacimiento menor a 31 y mes de nacimiento menor a 12.</text:p>
      <text:p text:style-name="P25"><text:tab/>La opción cerrar sesió<text:span text:style-name="T14">n</text:span>, cierra la misma, lo que permite iniciar de nuevo sesión con otros datos, mientras que la opción salir cierra todo el programa.</text:p>
      <text:p text:style-name="P6"><text:soft-page-break/>2. Pantalla del sistema:</text:p>
      <text:p text:style-name="P8">2.1. Inicio del sistema:</text:p>
      <text:p text:style-name="P8"><draw:frame draw:style-name="fr2" draw:name="gráficos1" text:anchor-type="paragraph" svg:y="-0.0626in" svg:width="5.1799in" svg:height="3.7382in" draw:z-index="126"><draw:image xlink:href="Pictures/20000007000057A600003F420CAC9D9E9E95CCAE.svm" xlink:type="simple" xlink:show="embed" xlink:actuate="onLoad"/></draw:frame></text:p>
      <text:p text:style-name="P2"><draw:frame draw:style-name="fr3" draw:name="gráficos2" text:anchor-type="paragraph" svg:x="0.3626in" svg:y="-0.0307in" svg:width="5.1807in" svg:height="3.739in" draw:z-index="153"><draw:image xlink:href="Pictures/20000007000057A600003F428F1C7559C047894D.svm" xlink:type="simple" xlink:show="embed" xlink:actuate="onLoad"/></draw:frame></text:p>
      <text:p text:style-name="P3"><draw:frame draw:style-name="fr3" draw:name="gráficos3" text:anchor-type="paragraph" svg:x="0.2063in" svg:y="0.1161in" svg:width="5.4102in" svg:height="3.9071in" draw:z-index="152"><draw:image xlink:href="Pictures/200000070000577100003F277BEC005F497B159E.svm" xlink:type="simple" xlink:show="embed" xlink:actuate="onLoad"/></draw:frame><text:soft-page-break/></text:p>
      <text:p text:style-name="P2"/>
      <text:p text:style-name="P9"/>
      <text:p text:style-name="P9"/>
      <text:p text:style-name="P9"/>
      <text:p text:style-name="P9"/>
      <text:p text:style-name="P9"/>
      <text:p text:style-name="P9"/>
      <text:p text:style-name="P9"/>
      <text:p text:style-name="P9"/>
      <text:p text:style-name="P9"/>
      <text:p text:style-name="P9"/>
      <text:p text:style-name="P9"><text:soft-page-break/>2.2. Tambo:</text:p>
      <text:p text:style-name="P11">2.2.1. Ingresar:</text:p>
      <text:p text:style-name="P3"><draw:frame draw:style-name="fr1" draw:name="gráficos5" text:anchor-type="paragraph" svg:y="0.0256in" svg:width="5.3866in" svg:height="3.6409in" draw:z-index="127"><draw:image xlink:href="Pictures/20000007000057A600003B6FF29B6A99C18596C6.svm" xlink:type="simple" xlink:show="embed" xlink:actuate="onLoad"/></draw:frame><draw:frame draw:style-name="fr1" draw:name="gráficos6" text:anchor-type="paragraph" svg:y="3.752in" svg:width="5.428in" svg:height="3.6846in" draw:z-index="128"><draw:image xlink:href="Pictures/200000070000578B00003B6FADA6C732A60A6241.svm" xlink:type="simple" xlink:show="embed" xlink:actuate="onLoad"/></draw:frame></text:p>
      <text:p text:style-name="P2"/>
      <text:p text:style-name="P12"><text:soft-page-break/>2.2.2. Modifica<text:span text:style-name="T15">r</text:span>:</text:p>
      <text:p text:style-name="P12"><draw:frame draw:style-name="fr1" draw:name="gráficos7" text:anchor-type="paragraph" svg:y="-0.0945in" svg:width="5.6472in" svg:height="3.8291in" draw:z-index="129"><draw:image xlink:href="Pictures/20000007000057A600003B6FD91AC70A7B8B46E8.svm" xlink:type="simple" xlink:show="embed" xlink:actuate="onLoad"/></draw:frame><draw:frame draw:style-name="fr4" draw:name="gráficos8" text:anchor-type="paragraph" svg:x="0.1417in" svg:y="3.7925in" svg:width="5.6339in" svg:height="3.8201in" draw:z-index="130"><draw:image xlink:href="Pictures/20000007000057A600003B6F984758E2C88A7D93.svm" xlink:type="simple" xlink:show="embed" xlink:actuate="onLoad"/></draw:frame></text:p>
      <text:p text:style-name="P12"><text:soft-page-break/>2.2.3. Consultar:</text:p>
      <text:p text:style-name="P3"><draw:frame draw:style-name="fr1" draw:name="gráficos9" text:anchor-type="paragraph" svg:y="-0.048in" svg:width="5.6409in" svg:height="3.8252in" draw:z-index="131"><draw:image xlink:href="Pictures/20000007000057A600003B6F6B9488AC3C1280DE.svm" xlink:type="simple" xlink:show="embed" xlink:actuate="onLoad"/></draw:frame><draw:frame draw:style-name="fr1" draw:name="gráficos10" text:anchor-type="paragraph" svg:y="3.9091in" svg:width="5.6472in" svg:height="3.8252in" draw:z-index="132"><draw:image xlink:href="Pictures/200000070000577100003B3A6F5DA0325EFF7162.svm" xlink:type="simple" xlink:show="embed" xlink:actuate="onLoad"/></draw:frame></text:p>
      <text:p text:style-name="P9"><text:soft-page-break/>2.3. Personal:</text:p>
      <text:p text:style-name="P12">2.3.1. Ingresar:</text:p>
      <text:p text:style-name="P4"><draw:frame draw:style-name="fr4" draw:name="gráficos11" text:anchor-type="paragraph" svg:x="0.1311in" svg:y="-0.0945in" svg:width="5.5445in" svg:height="3.7528in" draw:z-index="133"><draw:image xlink:href="Pictures/20000007000057A600003B546C2360715362A99D.svm" xlink:type="simple" xlink:show="embed" xlink:actuate="onLoad"/></draw:frame></text:p>
      <text:p text:style-name="P12"><draw:frame draw:style-name="fr4" draw:name="gráficos12" text:anchor-type="paragraph" svg:x="0.1311in" svg:y="-0.0083in" svg:width="5.5465in" svg:height="3.7591in" draw:z-index="154"><draw:image xlink:href="Pictures/200000070000578B00003B54E3894CA47D65C26C.svm" xlink:type="simple" xlink:show="embed" xlink:actuate="onLoad"/></draw:frame><text:soft-page-break/>2.3.2. Modificar:</text:p>
      <text:p text:style-name="P3"><draw:frame draw:style-name="fr4" draw:name="gráficos13" text:anchor-type="paragraph" svg:x="0.161in" svg:y="0.0189in" svg:width="5.6319in" svg:height="3.8118in" draw:z-index="134"><draw:image xlink:href="Pictures/20000007000057A600003B549095C2071D5DC5E8.svm" xlink:type="simple" xlink:show="embed" xlink:actuate="onLoad"/></draw:frame><draw:frame draw:style-name="fr4" draw:name="gráficos14" text:anchor-type="paragraph" svg:x="0.1307in" svg:y="3.8819in" svg:width="5.6335in" svg:height="3.8134in" draw:z-index="135"><draw:image xlink:href="Pictures/20000007000057A600003B542DD989A3741F8665.svm" xlink:type="simple" xlink:show="embed" xlink:actuate="onLoad"/></draw:frame></text:p>
      <text:p text:style-name="P12"><text:soft-page-break/>2.3.3. Consultar:</text:p>
      <text:p text:style-name="P12"><draw:frame draw:style-name="fr4" draw:name="gráficos15" text:anchor-type="paragraph" svg:x="0.3374in" svg:y="-0.0283in" svg:width="5.6409in" svg:height="3.8181in" draw:z-index="136"><draw:image xlink:href="Pictures/20000007000057A600003B54CBE2CC21CFCAB8FA.svm" xlink:type="simple" xlink:show="embed" xlink:actuate="onLoad"/></draw:frame><draw:frame draw:style-name="fr4" draw:name="gráficos16" text:anchor-type="paragraph" svg:x="0.3437in" svg:y="3.8555in" svg:width="5.6409in" svg:height="3.8252in" draw:z-index="137"><draw:image xlink:href="Pictures/20000007000057A600003B6FA7E5EE65CBD79C79.svm" xlink:type="simple" xlink:show="embed" xlink:actuate="onLoad"/></draw:frame></text:p>
      <text:p text:style-name="P10"><text:soft-page-break/>2.4. Ingresar:</text:p>
      <text:p text:style-name="P10"><draw:frame draw:style-name="fr3" draw:name="gráficos17" text:anchor-type="paragraph" svg:x="0.1244in" svg:y="-0.0335in" svg:width="5.6472in" svg:height="3.8299in" draw:z-index="138"><draw:image xlink:href="Pictures/200000070000575600003B3A3C7272F7BD5FE055.svm" xlink:type="simple" xlink:show="embed" xlink:actuate="onLoad"/></draw:frame></text:p>
      <text:p text:style-name="P2"><draw:frame draw:style-name="fr4" draw:name="gráficos19" text:anchor-type="paragraph" svg:x="0.1217in" svg:y="0.0634in" svg:width="5.65in" svg:height="3.8256in" draw:z-index="149"><draw:image xlink:href="Pictures/20000007000057A600003B6FB8FD4BCE93188DA6.svm" xlink:type="simple" xlink:show="embed" xlink:actuate="onLoad"/></draw:frame></text:p>
      <text:p text:style-name="P10"><draw:frame draw:style-name="fr4" draw:name="gráficos20" text:anchor-type="paragraph" svg:x="0.1146in" svg:y="0.052in" svg:width="5.6472in" svg:height="3.8701in" draw:z-index="148"><draw:image xlink:href="Pictures/20000007000057A600003B6F97DC255297CF7FA9.svm" xlink:type="simple" xlink:show="embed" xlink:actuate="onLoad"/></draw:frame><draw:frame draw:style-name="fr4" draw:name="gráficos18" text:anchor-type="paragraph" svg:x="0.1181in" svg:y="4.0598in" svg:width="5.6591in" svg:height="3.8307in" draw:z-index="150"><draw:image xlink:href="Pictures/20000007000057A600003B54556B019149B16871.svm" xlink:type="simple" xlink:show="embed" xlink:actuate="onLoad"/></draw:frame><text:soft-page-break/></text:p>
      <text:p text:style-name="P10"><text:soft-page-break/></text:p>
      <text:p text:style-name="P10">2.5. Eliminar:</text:p>
      <text:p text:style-name="P2"><draw:frame draw:style-name="fr4" draw:name="gráficos21" text:anchor-type="paragraph" svg:x="0.1799in" svg:y="-0.0945in" svg:width="5.6665in" svg:height="3.8291in" draw:z-index="139"><draw:image xlink:href="Pictures/20000007000057A600003B547F3EB0972D89F0C0.svm" xlink:type="simple" xlink:show="embed" xlink:actuate="onLoad"/></draw:frame><draw:frame draw:style-name="fr4" draw:name="gráficos22" text:anchor-type="paragraph" svg:x="0.1693in" svg:y="3.8in" svg:width="5.6602in" svg:height="3.7839in" draw:z-index="140"><draw:image xlink:href="Pictures/200000070000577100003B3AA9A397242A054ABC.svm" xlink:type="simple" xlink:show="embed" xlink:actuate="onLoad"/></draw:frame></text:p>
      <text:p text:style-name="P10"><text:soft-page-break/>2.6. Consultar:</text:p>
      <text:p text:style-name="P10"><draw:frame draw:style-name="fr4" draw:name="gráficos23" text:anchor-type="paragraph" svg:x="0.0957in" svg:y="-0.0335in" svg:width="5.6681in" svg:height="3.7291in" draw:z-index="141"><draw:image xlink:href="Pictures/200000070000578B00003B548B9A578995DA9E60.svm" xlink:type="simple" xlink:show="embed" xlink:actuate="onLoad"/></draw:frame><draw:frame draw:style-name="fr4" draw:name="gráficos24" text:anchor-type="paragraph" svg:x="0.0957in" svg:y="3.7709in" svg:width="5.6591in" svg:height="3.8453in" draw:z-index="142"><draw:image xlink:href="Pictures/200000070000578B00003B3A7C87CE0B1D8CDB82.svm" xlink:type="simple" xlink:show="embed" xlink:actuate="onLoad"/></draw:frame></text:p>
      <text:p text:style-name="P10"><text:soft-page-break/>2.7. Enlistar:</text:p>
      <text:p text:style-name="P10"><draw:frame draw:style-name="fr4" draw:name="gráficos25" text:anchor-type="paragraph" svg:x="0.0945in" svg:y="-0.0811in" svg:width="5.4925in" svg:height="3.9756in" draw:z-index="143"><draw:image xlink:href="Pictures/200000070000578B00003F5C5315B042AFBD18A0.svm" xlink:type="simple" xlink:show="embed" xlink:actuate="onLoad"/></draw:frame><draw:frame draw:style-name="fr4" draw:name="gráficos26" text:anchor-type="paragraph" svg:x="0.0917in" svg:y="3.9563in" svg:width="5.5555in" svg:height="3.7693in" draw:z-index="151"><draw:image xlink:href="Pictures/200000070000577100003B5472499549032A254D.svm" xlink:type="simple" xlink:show="embed" xlink:actuate="onLoad"/></draw:frame></text:p>
      <text:p text:style-name="P2"/>
      <text:p text:style-name="P10"><text:soft-page-break/>2.8. Modificar:</text:p>
      <text:p text:style-name="P10"><draw:frame draw:style-name="fr4" draw:name="gráficos27" text:anchor-type="paragraph" svg:x="0.161in" svg:y="-0.0902in" svg:width="5.622in" svg:height="3.8118in" draw:z-index="144"><draw:image xlink:href="Pictures/20000007000057A600003B6FE012B5B4ED558E7B.svm" xlink:type="simple" xlink:show="embed" xlink:actuate="onLoad"/></draw:frame><draw:frame draw:style-name="fr4" draw:name="gráficos28" text:anchor-type="paragraph" svg:x="0.1717in" svg:y="3.8209in" svg:width="5.6126in" svg:height="3.7984in" draw:z-index="145"><draw:image xlink:href="Pictures/20000007000057A600003B5407A8F15713445B11.svm" xlink:type="simple" xlink:show="embed" xlink:actuate="onLoad"/></draw:frame></text:p>
      <text:p text:style-name="P10"><draw:frame draw:style-name="fr4" draw:name="gráficos30" text:anchor-type="paragraph" svg:x="0.0854in" svg:y="0.3098in" svg:width="5.6591in" svg:height="3.8346in" draw:z-index="146"><draw:image xlink:href="Pictures/200000070000578B00003B547B0985E4121CC48F.svm" xlink:type="simple" xlink:show="embed" xlink:actuate="onLoad"/></draw:frame><text:soft-page-break/>2.9. Errores:</text:p>
      <text:p text:style-name="P10"><draw:frame draw:style-name="fr4" draw:name="gráficos29" text:anchor-type="paragraph" svg:x="0.0945in" svg:y="3.9118in" svg:width="5.6409in" svg:height="3.8138in" draw:z-index="147"><draw:image xlink:href="Pictures/20000007000057C000003B5412FB5A2D2C982947.svm" xlink:type="simple" xlink:show="embed" xlink:actuate="onLoad"/></draw:frame></text:p>
      <text:p text:style-name="P5"/>
      <text:p text:style-name="P7"><text:soft-page-break/>3. Anexo:</text:p>
      <text:p text:style-name="P10">3.1. Asignación de abreviaciones:</text:p>
      <text:p text:style-name="P10"/>
      <table:table table:name="Tabla1" table:style-name="Tabla1">
        <table:table-column table:style-name="Tabla1.A"/>
        <table:table-column table:style-name="Tabla1.B"/>
        <table:table-row>
          <table:table-cell table:style-name="Tabla1.A1" office:value-type="string">
            <text:p text:style-name="P29">Nombre</text:p>
          </table:table-cell>
          <table:table-cell table:style-name="Tabla1.B1" office:value-type="string">
            <text:p text:style-name="P29"><text:s/>Abreviación</text:p>
          </table:table-cell>
        </table:table-row>
        <table:table-row>
          <table:table-cell table:style-name="Tabla1.A11" office:value-type="string">
            <text:p text:style-name="P37">Button</text:p>
          </table:table-cell>
          <table:table-cell table:style-name="Tabla1.B11" office:value-type="string">
            <text:p text:style-name="P37">btn</text:p>
          </table:table-cell>
        </table:table-row>
        <table:table-row>
          <table:table-cell table:style-name="Tabla1.A11" office:value-type="string">
            <text:p text:style-name="P37">Combo Box</text:p>
          </table:table-cell>
          <table:table-cell table:style-name="Tabla1.B11" office:value-type="string">
            <text:p text:style-name="P37">cbx</text:p>
          </table:table-cell>
        </table:table-row>
        <table:table-row>
          <table:table-cell table:style-name="Tabla1.A11" office:value-type="string">
            <text:p text:style-name="P37">Form</text:p>
          </table:table-cell>
          <table:table-cell table:style-name="Tabla1.B11" office:value-type="string">
            <text:p text:style-name="P37">frm</text:p>
          </table:table-cell>
        </table:table-row>
        <table:table-row>
          <table:table-cell table:style-name="Tabla1.A11" office:value-type="string">
            <text:p text:style-name="P37">Group Box</text:p>
          </table:table-cell>
          <table:table-cell table:style-name="Tabla1.B11" office:value-type="string">
            <text:p text:style-name="P37">gbx</text:p>
          </table:table-cell>
        </table:table-row>
        <table:table-row>
          <table:table-cell table:style-name="Tabla1.A11" office:value-type="string">
            <text:p text:style-name="P37">Label</text:p>
          </table:table-cell>
          <table:table-cell table:style-name="Tabla1.B11" office:value-type="string">
            <text:p text:style-name="P37">lbl</text:p>
          </table:table-cell>
        </table:table-row>
        <table:table-row>
          <table:table-cell table:style-name="Tabla1.A11" office:value-type="string">
            <text:p text:style-name="P37">Menu Strip</text:p>
          </table:table-cell>
          <table:table-cell table:style-name="Tabla1.B11" office:value-type="string">
            <text:p text:style-name="P37">msp</text:p>
          </table:table-cell>
        </table:table-row>
        <table:table-row>
          <table:table-cell table:style-name="Tabla1.A11" office:value-type="string">
            <text:p text:style-name="P37">Menu Strip Item</text:p>
          </table:table-cell>
          <table:table-cell table:style-name="Tabla1.B11" office:value-type="string">
            <text:p text:style-name="P37">ts</text:p>
          </table:table-cell>
        </table:table-row>
        <table:table-row>
          <table:table-cell table:style-name="Tabla1.A11" office:value-type="string">
            <text:p text:style-name="P37">Panel</text:p>
          </table:table-cell>
          <table:table-cell table:style-name="Tabla1.B11" office:value-type="string">
            <text:p text:style-name="P37">pnl</text:p>
          </table:table-cell>
        </table:table-row>
        <table:table-row>
          <table:table-cell table:style-name="Tabla1.A11" office:value-type="string">
            <text:p text:style-name="P37">Picture Box</text:p>
          </table:table-cell>
          <table:table-cell table:style-name="Tabla1.B11" office:value-type="string">
            <text:p text:style-name="P37">pbx</text:p>
          </table:table-cell>
        </table:table-row>
        <table:table-row>
          <table:table-cell table:style-name="Tabla1.A11" office:value-type="string">
            <text:p text:style-name="P37">Text Box</text:p>
          </table:table-cell>
          <table:table-cell table:style-name="Tabla1.B11" office:value-type="string">
            <text:p text:style-name="P37">tbx</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125"><draw:image xlink:href="Pictures/10000000000001E00000010A4F38A8CC1626D2FB.jpg" xlink:type="simple" xlink:show="embed" xlink:actuate="onLoad"/></draw:frame><draw:frame text:anchor-type="paragraph" draw:z-index="20" draw:style-name="Mgr1" draw:text-style-name="MP1" svg:width="1.4587in" svg:height="0.4689in" svg:x="-0.0055in" svg:y="-0.0035in"><draw:text-box><text:p><text:span text:style-name="MT1">Insumos y Soporte al Usuario</text:span></text:p></draw:text-box></draw:frame><draw:frame text:anchor-type="paragraph" draw:z-index="41"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62" draw:style-name="Mgr3" draw:text-style-name="MP1" svg:width="0.813in" svg:height="0.2189in" svg:x="0.0256in" svg:y="0.0339in"><draw:text-box><text:p><text:span text:style-name="MT1">S.I.G.A.T.</text:span></text:p></draw:text-box></draw:frame><draw:frame text:anchor-type="paragraph" draw:z-index="83" draw:style-name="Mgr4" draw:text-style-name="MP1" svg:width="0.813in" svg:height="0.1925in" svg:x="2.5673in" svg:y="0.0445in"><draw:text-box><text:p><text:span text:style-name="MT1">ITI-CETP</text:span></text:p></draw:text-box></draw:frame><draw:frame text:anchor-type="paragraph" draw:z-index="10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2:02:36.106499117</meta:creation-date>
    <dc:title>proyecto7_jul</dc:title>
    <meta:editing-duration>PT43M44S</meta:editing-duration>
    <meta:editing-cycles>6</meta:editing-cycles>
    <meta:generator>LibreOffice/5.0.6.3$Linux_X86_64 LibreOffice_project/00m0$Build-3</meta:generator>
    <dc:date>2016-07-07T03:59:18.013317416</dc:date>
    <meta:document-statistic meta:table-count="2" meta:image-count="30" meta:object-count="0" meta:page-count="21" meta:paragraph-count="102" meta:word-count="1162" meta:character-count="7382" meta:non-whitespace-character-count="6276"/>
    <meta:template xlink:type="simple" xlink:actuate="onRequest" xlink:title="proyecto7_jul" xlink:href="../../../../.config/libreoffice/4/user/template/proyecto7_jul.ott" meta:date="2016-07-07T02:02:35.857512892"/>
  </office:meta>
</office:document-meta>
</file>